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cdc84" officeooo:paragraph-rsid="000cdc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ont families</text:h>
      <text:p text:style-name="Standard"/>
      <text:p text:style-name="Standard">Based on that additional context for your chat app, here are my updated recommendations:</text:p>
      <text:p text:style-name="Standard"/>
      <text:p text:style-name="Standard">Font family: Inter</text:p>
      <text:p text:style-name="Standard"/>
      <text:p text:style-name="Standard">Inter is a clean, modern sans serif font designed to be highly readable on screens at both small and large sizes. Some reasons it would work well for your chat app purposes:</text:p>
      <text:p text:style-name="Standard"/>
      <text:p text:style-name="Standard">• Google designed Inter specifically for readability and consistency across multiple devices and media. It performs well even at small sizes for mobile.</text:p>
      <text:p text:style-name="Standard"/>
      <text:p text:style-name="Standard">• The rounded yet geometric letterforms provide a balance of clarity, simplicity and visual harmony with other fonts.</text:p>
      <text:p text:style-name="Standard"/>
      <text:p text:style-name="Standard">• Inter has a full font family with 9 weights and multiple styles, giving you options for text emphasizing and styling.</text:p>
      <text:p text:style-name="Standard"/>
      <text:p text:style-name="Standard">• It has an overall neutral and inoffensive aesthetic that will work well for a customer support/business chat context. The design is straightforward and professional. </text:p>
      <text:p text:style-name="Standard"/>
      <text:p text:style-name="Standard">• Inter is open source and free for any use, including commercial products. You don't need a license. <text:s text:c="2"/></text:p>
      <text:p text:style-name="Standard"/>
      <text:p text:style-name="Standard">Font family: Libre Baskerville (or other serif)</text:p>
      <text:p text:style-name="Standard"/>
      <text:p text:style-name="Standard">A serif font would still be good for longer bodies of customer support text from service providers. Libre Baskerville or another clear, classic serif would complement Inter well.</text:p>
      <text:p text:style-name="Standard"/>
      <text:p text:style-name="Standard">Font family: Fira Code (or other monospace)</text:p>
      <text:p text:style-name="Standard"/>
      <text:p text:style-name="Standard">For formatting code or special characters, a monospace font like Fira Code would match Inter's simplicity and clarity while offering the fixed-width formatting needed.</text:p>
      <text:p text:style-name="Standard"/>
      <text:p text:style-name="Standard">In summary, a font combination like:</text:p>
      <text:p text:style-name="Standard"/>
      <text:p text:style-name="Standard">• Inter (primary sans serif for most text)</text:p>
      <text:p text:style-name="Standard"/>
      <text:p text:style-name="Standard">• Libre Baskerville or other serif (for longer support messages) <text:s text:c="2"/></text:p>
      <text:p text:style-name="Standard"/>
      <text:p text:style-name="Standard">• Fira Code or other monospace (for code blocks)</text:p>
      <text:p text:style-name="Standard"/>
      <text:p text:style-name="Standard">Would provide a balanced yet professional and readable typographic system for your particular chat app needs - facilitating customer support text, business messaging and user discussions.</text:p>
      <text:p text:style-name="Standard"/>
      <text:p text:style-name="Standard">Please let me know if you have any other questions! I'm happy to provide more details or recommenda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8T07:50:06.156000000</meta:creation-date>
    <dc:date>2023-07-28T07:58:44.515000000</dc:date>
    <meta:editing-duration>PT8M39S</meta:editing-duration>
    <meta:editing-cycles>3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19" meta:word-count="299" meta:character-count="1872" meta:non-whitespace-character-count="1585"/>
  </office:meta>
</office:document-meta>
</file>